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text-properties officeooo:paragraph-rsid="004e00d8"/>
    </style:style>
    <style:style style:name="P35" style:family="paragraph" style:parent-style-name="Standard">
      <style:text-properties fo:font-size="2pt" style:font-size-asian="2pt" style:font-size-complex="2pt"/>
    </style:style>
    <style:style style:name="P36" style:family="paragraph" style:parent-style-name="Standard">
      <style:text-properties style:font-name="Lucida Sans" fo:font-size="12pt" style:font-size-asian="12pt" style:font-size-complex="12pt"/>
    </style:style>
    <style:style style:name="P37" style:family="paragraph" style:parent-style-name="Standard">
      <style:text-properties officeooo:paragraph-rsid="004e00d8"/>
    </style:style>
    <style:style style:name="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fo:letter-spacing="-0.007cm" fo:font-style="normal" style:font-style-asian="normal" style:font-style-complex="normal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e00d8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3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4"/>
          </table:table-cell>
        </table:table-row>
        <table:table-row table:style-name="Tabla4.2">
          <table:table-cell table:style-name="Tabla4.A2" office:value-type="string">
            <text:p text:style-name="P44"><text:span text:style-name="T61"><text:text-input text:description="&lt;line.product_qty&gt;">25,45</text:text-input></text:span> <text:span text:style-name="T61"><text:text-input text:description="&lt;line.product_uom.name&gt;">kgs.</text:text-input></text:span></text:p>
          </table:table-cell>
          <table:table-cell table:style-name="Tabla4.A2" office:value-type="string">
            <text:p text:style-name="P46"><text:span text:style-name="T61"><text:text-input text:description="&lt;line.name&gt;">[9788426574091]123456789012345678901234567890123045</text:text-input></text:span></text:p>
          </table:table-cell>
        </table:table-row>
        <table:table-row table:style-name="Tabla4.3">
          <table:table-cell table:style-name="Tabla4.A1" office:value-type="string">
            <text:p text:style-name="P45"><text:text-input text:description="&lt;/for&gt;">End For</text:text-input></text:p>
          </table:table-cell>
          <table:table-cell table:style-name="Tabla4.A1" office:value-type="string">
            <text:p text:style-name="P34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Vendedor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49">Nota</text:span><text:span text:style-name="MT48">:</text:span><text:span text:style-name="MT54"> </text:span><text:span text:style-name="MT53"><text:text-input text:description="&lt;o.partner_ref&gt;">referencia del cliente</text:text-input></text:span></text:p>
              <text:p text:style-name="MP33"><text:span text:style-name="MT55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4">Cantidad</text:p>
            </table:table-cell>
            <table:table-cell table:style-name="Table1.B1" office:value-type="string">
              <text:p text:style-name="MP35">Descripción</text:p>
            </table:table-cell>
          </table:table-row>
        </table:table>
        <text:p text:style-name="MP3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7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e2.B1" office:value-type="string">
              <text:p text:style-name="MP38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9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40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1"/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4T18:00:49.982462638</dc:date>
    <meta:editing-duration>P2DT1H52S</meta:editing-duration>
    <meta:editing-cycles>354</meta:editing-cycles>
    <meta:generator>LibreOffice/4.4.6.3$Linux_X86_64 LibreOffice_project/40m0$Build-3</meta:generator>
    <meta:document-statistic meta:table-count="6" meta:image-count="0" meta:object-count="0" meta:page-count="1" meta:paragraph-count="42" meta:word-count="230" meta:character-count="1433" meta:non-whitespace-character-count="1369"/>
  </office:meta>
</office:document-meta>
</file>